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THWISE_CONV_2D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THWISE_CONV_2D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V_2D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PTHWISE_CONV_2D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V_2D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PTHWISE_CONV_2D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V_2D</text:p>
          </table:table-cell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PTHWISE_CONV_2D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V_2D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PTHWISE_CONV_2D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V_2D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PTHWISE_CONV_2D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_2D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PTHWISE_CONV_2D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PTHWISE_CONV_2D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PTHWISE_CONV_2D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V_2D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PTHWISE_CONV_2D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PTHWISE_CONV_2D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V_2D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PTHWISE_CONV_2D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V_2D</text:p>
          </table:table-cell>
          <table:table-cell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PTHWISE_CONV_2D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NV_2D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ERAGE_POOL_2D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V_2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HAP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MA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f counters not enabl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116M ( <text:s text:c="2"/>116114475) cycles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 <text:s text:c="2"/>Golden tests pass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53:09.051922136</meta:creation-date>
    <dc:date>2022-02-04T11:54:11.200549275</dc:date>
    <meta:editing-duration>PT1M2S</meta:editing-duration>
    <meta:editing-cycles>1</meta:editing-cycles>
    <meta:document-statistic meta:table-count="1" meta:cell-count="99" meta:object-count="0"/>
    <meta:generator>LibreOffice/6.4.7.2$Linux_X86_64 LibreOffice_project/40$Build-2</meta:generator>
  </office:meta>
</office:document-meta>
</file>